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ddd" officeooo:paragraph-rsid="00137ddd"/>
    </style:style>
    <style:style style:name="P2" style:family="paragraph" style:parent-style-name="Standard">
      <style:text-properties officeooo:rsid="0013de5a" officeooo:paragraph-rsid="0013de5a"/>
    </style:style>
    <style:style style:name="T1" style:family="text">
      <style:text-properties officeooo:rsid="00137ddd"/>
    </style:style>
    <style:style style:name="T2" style:family="text">
      <style:text-properties officeooo:rsid="0015dc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a for remov<text:span text:style-name="T2">ing</text:span> an array from a set (Cause Ruby does not have in-built function) </text:p>
      <text:p text:style-name="P2">+ Add that array to set.</text:p>
      <text:p text:style-name="P2">+ Do a XOR operation between that set and the array.</text:p>
      <text:p text:style-name="P2"/>
      <text:p text:style-name="Standard">_ <text:span text:style-name="T1">Advantage and disadvantage of Ruby on Rails for this project:</text:span></text:p>
      <text:p text:style-name="P1">+ Advantage :</text:p>
      <text:p text:style-name="P1"><text:tab/>. Ruby on Rails is used to build a web-application prototype fast.</text:p>
      <text:p text:style-name="P1"><text:tab/>. In Ruby, the key inserted into the hash is ordered =&gt; Easier and faster to enumerate all the <text:tab/><text:tab/>keys, <text:s/>don’t need to iterate over all buckets inside the hash table. Note that we need</text:p>
      <text:p text:style-name="P1"><text:tab/><text:tab/>a command “KEY” to list all keys.<text:tab/></text:p>
      <text:p text:style-name="P1">+ Disadvantage:</text:p>
      <text:p text:style-name="P1"><text:tab/>. Ruby’s processing time is quite slow =&gt; Inadequate if we want to build a fast and efficient <text:tab/> <text:tab/>datastorage server.</text:p>
      <text:p text:style-name="P1"><text:tab/>. The hash function in Ruby is automatically recalculated for all keys if there is a bucket that <text:tab/><text:tab/>that has more than 5 chainings =&gt; Can cause an unexpected spike in performa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1:25:38.871773924</meta:creation-date>
    <dc:date>2017-05-13T13:14:12.821441543</dc:date>
    <meta:editing-duration>PT1H48M3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54" meta:character-count="833" meta:non-whitespace-character-count="674"/>
  </office:meta>
</office:document-meta>
</file>